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7937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UHL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use-regular-expressions="false"/>
      <table:table table:name="UHL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47" table:default-cell-style-name="Default"/>
        <table:table-row table:style-name="ro1">
          <table:table-cell office:value-type="string">
            <text:p>MatchConsts</text:p>
          </table:table-cell>
          <table:table-cell table:formula="of:=MATCH([.C1];[.D1:.H1])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MatchInputs</text:p>
          </table:table-cell>
          <table:table-cell table:formula="of:=MATCH([.C2];[.D2:.H2])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dexConsts</text:p>
          </table:table-cell>
          <table:table-cell table:formula="of:=INDEX([.D4:.H4];1;[.C4]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IndexInputs</text:p>
          </table:table-cell>
          <table:table-cell table:formula="of:=INDEX([.D5:.H5];1;[.C5]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ookupConsts</text:p>
          </table:table-cell>
          <table:table-cell table:formula="of:=LOOKUP([.C7];[.D7:.F7];[.G7:.I7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LookupInputs</text:p>
          </table:table-cell>
          <table:table-cell table:formula="of:=LOOKUP([.C8];[.D8:.F8];[.G8:.I8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dexMatchConsts</text:p>
          </table:table-cell>
          <table:table-cell table:formula="of:=INDEX([.G10:.I10];1;MATCH([.C10];[.D10:.F10])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ultiMatchConsts</text:p>
          </table:table-cell>
          <table:table-cell table:formula="of:=MATCH([.C12];[.D12:.H12])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/>
          <table:table-cell table:formula="of:=MATCH([.C13];[.D12:.H12])"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53"/>
        </table:table-row>
        <table:table-row table:style-name="ro1">
          <table:table-cell office:value-type="string">
            <text:p>MultiIndexConsts</text:p>
          </table:table-cell>
          <table:table-cell table:formula="of:=INDEX([.D14:.H14];1;[.C14])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/>
          <table:table-cell table:formula="of:=INDEX([.D14:.H14];1;[.C15])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office:value-type="string">
            <text:p>MultiLookupConsts</text:p>
          </table:table-cell>
          <table:table-cell table:formula="of:=LOOKUP([.C16];[.D16:.F16];[.G16:.I16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/>
          <table:table-cell table:formula="of:=LOOKUP([.C17];[.D16:.F16];[.G16:.I16])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ubArrayConsts</text:p>
          </table:table-cell>
          <table:table-cell table:formula="of:=HLOOKUP([.C19];[.D19:.G21];2)"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49"/>
        </table:table-row>
        <table:table-row table:style-name="ro1">
          <table:table-cell/>
          <table:table-cell table:formula="of:=HLOOKUP([.C19];[.D19:.G21];3)" office:value-type="float" office:value="22">
            <text:p>22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49"/>
        </table:table-row>
        <table:table-row table:style-name="ro1">
          <table:table-cell/>
          <table:table-cell table:formula="of:=MATCH([.C19];[.D19:.G19])"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HLookupInputs</text:p>
          </table:table-cell>
          <table:table-cell table:formula="of:=HLOOKUP([.C23];[.D23:.G25];[.H23])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48"/>
        </table:table-row>
        <table:table-row table:style-name="ro1">
          <table:table-cell/>
          <table:table-cell table:formula="of:=HLOOKUP([.C23];[.D23:.G25];[.H24])" office:value-type="float" office:value="22">
            <text:p>22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49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HLI_In" table:base-cell-address="$UHL.$A$1" table:cell-range-address="$UHL.$C$23"/>
        <table:named-range table:name="HLI_In_1" table:base-cell-address="$UHL.$A$1" table:cell-range-address="$UHL.$H$23"/>
        <table:named-range table:name="HLI_In_2" table:base-cell-address="$UHL.$A$1" table:cell-range-address="$UHL.$H$24"/>
        <table:named-range table:name="HLI_Out_1" table:base-cell-address="$UHL.$A$1" table:cell-range-address="$UHL.$B$23"/>
        <table:named-range table:name="HLI_Out_2" table:base-cell-address="$UHL.$A$1" table:cell-range-address="$UHL.$B$24"/>
        <table:named-range table:name="HLookupInputs" table:base-cell-address="$UHL.$A$1" table:cell-range-address="$UHL.$B$23:.$H$25"/>
        <table:named-range table:name="IC_In" table:base-cell-address="$UHL.$A$1" table:cell-range-address="$UHL.$C$4"/>
        <table:named-range table:name="IC_Out" table:base-cell-address="$UHL.$A$1" table:cell-range-address="$UHL.$B$4"/>
        <table:named-range table:name="II_In" table:base-cell-address="$UHL.$A$1" table:cell-range-address="$UHL.$C$5"/>
        <table:named-range table:name="II_In_1" table:base-cell-address="$UHL.$A$1" table:cell-range-address="$UHL.$E$5"/>
        <table:named-range table:name="II_In_2" table:base-cell-address="$UHL.$A$1" table:cell-range-address="$UHL.$F$5"/>
        <table:named-range table:name="II_Out" table:base-cell-address="$UHL.$A$1" table:cell-range-address="$UHL.$B$5"/>
        <table:named-range table:name="IMC_In" table:base-cell-address="$UHL.$A$1" table:cell-range-address="$UHL.$C$10"/>
        <table:named-range table:name="IMC_Out" table:base-cell-address="$UHL.$A$1" table:cell-range-address="$UHL.$B$10"/>
        <table:named-range table:name="IndexConsts" table:base-cell-address="$UHL.$A$1" table:cell-range-address="$UHL.$B$4:.$H$4"/>
        <table:named-range table:name="IndexInputs" table:base-cell-address="$UHL.$A$1" table:cell-range-address="$UHL.$B$5:.$H$5"/>
        <table:named-range table:name="IndexMatchConsts" table:base-cell-address="$UHL.$A$1" table:cell-range-address="$UHL.$B$10:.$I$10"/>
        <table:named-range table:name="LC_In" table:base-cell-address="$UHL.$A$1" table:cell-range-address="$UHL.$C$7"/>
        <table:named-range table:name="LC_Out" table:base-cell-address="$UHL.$A$1" table:cell-range-address="$UHL.$B$7"/>
        <table:named-range table:name="LI_In" table:base-cell-address="$UHL.$A$1" table:cell-range-address="$UHL.$C$8"/>
        <table:named-range table:name="LI_In_1" table:base-cell-address="$UHL.$A$1" table:cell-range-address="$UHL.$E$8"/>
        <table:named-range table:name="LI_In_2" table:base-cell-address="$UHL.$A$1" table:cell-range-address="$UHL.$F$8"/>
        <table:named-range table:name="LI_In_3" table:base-cell-address="$UHL.$A$1" table:cell-range-address="$UHL.$H$8"/>
        <table:named-range table:name="LI_In_4" table:base-cell-address="$UHL.$A$1" table:cell-range-address="$UHL.$I$8"/>
        <table:named-range table:name="LI_Out" table:base-cell-address="$UHL.$A$1" table:cell-range-address="$UHL.$B$8"/>
        <table:named-range table:name="LookupConsts" table:base-cell-address="$UHL.$A$1" table:cell-range-address="$UHL.$B$7:.$I$7"/>
        <table:named-range table:name="MatchConsts" table:base-cell-address="$UHL.$A$1" table:cell-range-address="$UHL.$B$1:.$H$1"/>
        <table:named-range table:name="MatchInputs" table:base-cell-address="$UHL.$A$1" table:cell-range-address="$UHL.$B$2:.$H$2"/>
        <table:named-range table:name="MC_In" table:base-cell-address="$UHL.$A$1" table:cell-range-address="$UHL.$C$1"/>
        <table:named-range table:name="MC_Out" table:base-cell-address="$UHL.$A$1" table:cell-range-address="$UHL.$B$1"/>
        <table:named-range table:name="MI_In" table:base-cell-address="$UHL.$A$1" table:cell-range-address="$UHL.$C$2"/>
        <table:named-range table:name="MI_In_1" table:base-cell-address="$UHL.$A$1" table:cell-range-address="$UHL.$E$2"/>
        <table:named-range table:name="MI_In_2" table:base-cell-address="$UHL.$A$1" table:cell-range-address="$UHL.$F$2"/>
        <table:named-range table:name="MI_Out" table:base-cell-address="$UHL.$A$1" table:cell-range-address="$UHL.$B$2"/>
        <table:named-range table:name="MIC_In_1" table:base-cell-address="$UHL.$A$1" table:cell-range-address="$UHL.$C$14"/>
        <table:named-range table:name="MIC_In_2" table:base-cell-address="$UHL.$A$1" table:cell-range-address="$UHL.$C$15"/>
        <table:named-range table:name="MIC_Out_1" table:base-cell-address="$UHL.$A$1" table:cell-range-address="$UHL.$B$14"/>
        <table:named-range table:name="MIC_Out_2" table:base-cell-address="$UHL.$A$1" table:cell-range-address="$UHL.$B$15"/>
        <table:named-range table:name="MLC_In_1" table:base-cell-address="$UHL.$A$1" table:cell-range-address="$UHL.$C$16"/>
        <table:named-range table:name="MLC_In_2" table:base-cell-address="$UHL.$A$1" table:cell-range-address="$UHL.$C$17"/>
        <table:named-range table:name="MLC_Out_1" table:base-cell-address="$UHL.$A$1" table:cell-range-address="$UHL.$B$16"/>
        <table:named-range table:name="MLC_Out_2" table:base-cell-address="$UHL.$A$1" table:cell-range-address="$UHL.$B$17"/>
        <table:named-range table:name="MMC_In_1" table:base-cell-address="$UHL.$A$1" table:cell-range-address="$UHL.$C$12"/>
        <table:named-range table:name="MMC_In_2" table:base-cell-address="$UHL.$A$1" table:cell-range-address="$UHL.$C$13"/>
        <table:named-range table:name="MMC_Out_1" table:base-cell-address="$UHL.$A$1" table:cell-range-address="$UHL.$B$12"/>
        <table:named-range table:name="MMC_Out_2" table:base-cell-address="$UHL.$A$1" table:cell-range-address="$UHL.$B$13"/>
        <table:named-range table:name="MultiIndexConsts" table:base-cell-address="$UHL.$A$1" table:cell-range-address="$UHL.$B$14:.$H$15"/>
        <table:named-range table:name="MultiLookupConsts" table:base-cell-address="$UHL.$A$1" table:cell-range-address="$UHL.$B$16:.$I$17"/>
        <table:named-range table:name="MultiMatchConsts" table:base-cell-address="$UHL.$A$1" table:cell-range-address="$UHL.$B$12:.$H$13"/>
        <table:named-range table:name="SAC_In_1" table:base-cell-address="$UHL.$A$1" table:cell-range-address="$UHL.$C$19"/>
        <table:named-range table:name="SAC_Out_1" table:base-cell-address="$UHL.$A$1" table:cell-range-address="$UHL.$B$19"/>
        <table:named-range table:name="SAC_Out_2" table:base-cell-address="$UHL.$A$1" table:cell-range-address="$UHL.$B$20"/>
        <table:named-range table:name="SAC_Out_3" table:base-cell-address="$UHL.$A$1" table:cell-range-address="$UHL.$B$21"/>
        <table:named-range table:name="SubArrayConsts" table:base-cell-address="$UHL.$A$1" table:cell-range-address="$UHL.$B$19:.$G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.3453in"/>
      </style:header-style>
      <style:footer-style>
        <style:header-footer-properties fo:min-height="0.2957in" fo:margin-left="0in" fo:margin-right="0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HL" style:display-name="PageStyle_UH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7-08-07T16:51:02</meta:creation-date>
    <dc:date>2008-04-03T16:06:47</dc:date>
    <meta:print-date>2007-08-13T15:38:34</meta:print-date>
    <meta:editing-cycles>1</meta:editing-cycles>
    <meta:editing-duration>PT19H24M48S</meta:editing-duration>
    <meta:document-statistic meta:table-count="1" meta:cell-count="125" meta:object-count="0"/>
    <meta:user-defined meta:name="Info 1"/>
    <meta:user-defined meta:name="Info 2"/>
    <meta:user-defined meta:name="Info 3"/>
    <meta:user-defined meta:name="Info 4"/>
  </office:meta>
</office:document-meta>
</file>